
<file path=META-INF/manifest.xml><?xml version="1.0" encoding="utf-8"?>
<manifest:manifest xmlns:manifest="urn:oasis:names:tc:opendocument:xmlns:manifest:1.0">
  <manifest:file-entry manifest:full-path="Object 2/" manifest:media-type="application/vnd.oasis.opendocument.chart"/>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470">
      <style:paragraph-properties fo:line-height="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477">
      <style:paragraph-properties fo:line-height="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drawing-page" style:name="a6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Light" fo:font-size="0.30556in" style:font-size-asian="0.30556in" style:font-size-complex="0.30556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Light" fo:font-size="0.30556in" style:font-size-asian="0.30556in" style:font-size-complex="0.30556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Light" fo:font-size="0.30556in" style:font-size-asian="0.30556in" style:font-size-complex="0.30556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0">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6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2">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4">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5">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41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57">
      <style:text-properties fo:font-variant="normal" fo:text-transform="none" fo:color="#ff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5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Light" fo:font-size="0.68056in" style:font-size-asian="0.68056in" style:font-size-complex="0.68056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36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63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drawing-page" style:name="a3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ff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5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3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style:style>
    <style:style style:family="paragraph" style:name="a430">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65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style:style>
    <style:style style:family="paragraph" style:name="a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30% 66.6667%" fo:font-family="Calibri Light"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30% 66.6667%" fo:font-family="Calibri Light"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6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3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2">
      <style:text-properties fo:font-variant="normal" fo:text-transform="none" fo:color="#ff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Light" fo:font-size="0.30556in" style:font-size-asian="0.30556in" style:font-size-complex="0.30556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drawing-page" style:name="a4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6">
      <style:text-properties fo:font-variant="normal" fo:text-transform="none" fo:color="#ff000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05556in" style:font-size-asian="0.05556in" style:font-size-complex="0.05556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05556in" style:font-size-asian="0.05556in" style:font-size-complex="0.05556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05556in" style:font-size-asian="0.05556in" style:font-size-complex="0.05556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76">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382">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389">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379">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373">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385">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office:automatic-styles>
  <office:body>
    <office:presentation>
      <draw:page draw:name="Slide1" draw:style-name="a356" draw:master-page-name="Master1-Layout1-title-Title-Slide" presentation:presentation-page-layout-name="Master1-PPL1" draw:id="Slide-256">
        <draw:frame draw:id="id63" presentation:style-name="a359" draw:name="Title 1" svg:x="1.66667in" svg:y="1.22743in" svg:width="10in" svg:height="2.61111in" presentation:class="title" presentation:placeholder="false">
          <draw:text-box>
            <text:p text:style-name="a358" text:class-names="" text:cond-style-name=""><text:span text:style-name="a357" text:class-names="">DATA ANALYSIS PRESENTATION<text:s text:c="1"/></text:span></text:p>
          </draw:text-box>
          <svg:title/>
          <svg:desc/>
        </draw:frame>
        <draw:frame draw:id="id64" presentation:style-name="a365" draw:name="Subtitle 2" svg:x="1.66667in" svg:y="3.93924in" svg:width="10in" svg:height="1.81076in" presentation:class="subtitle" presentation:placeholder="false">
          <draw:text-box>
            <text:p text:style-name="a361" text:class-names="" text:cond-style-name=""><text:span text:style-name="a360" text:class-names="">Hello and welcome, my <text:s text:c="1"/>name is Tifang Desmond.</text:span></text:p>
            <text:p text:style-name="a364" text:class-names="" text:cond-style-name=""><text:span text:style-name="a362" text:class-names="">Today I will be presenting to you the results of the data analytic task</text:span><text:span text:style-name="a363" text:class-names="">.</text:span></text:p>
          </draw:text-box>
          <svg:title/>
          <svg:desc/>
        </draw:frame>
      </draw:page>
      <draw:page draw:name="Slide5" draw:style-name="a366" draw:master-page-name="Master1-Layout2-obj-Title-and-Content" presentation:presentation-page-layout-name="Master1-PPL2" draw:id="Slide-260">
        <draw:frame draw:id="id65" presentation:style-name="a369" draw:name="Title 1" svg:x="0.91667in" svg:y="0.39931in" svg:width="11.5in" svg:height="1.44965in" presentation:class="title" presentation:placeholder="false">
          <draw:text-box>
            <text:p text:style-name="a368" text:class-names="" text:cond-style-name=""><text:span text:style-name="a367" text:class-names="">Today’s agenda</text:span></text:p>
          </draw:text-box>
          <svg:title/>
          <svg:desc/>
        </draw:frame>
        <draw:frame draw:id="id66" presentation:style-name="a390" draw:name="Content Placeholder 2" svg:x="0.91667in" svg:y="1.96592in" svg:width="11.5in" svg:height="4.75868in" presentation:class="outline" presentation:placeholder="false">
          <draw:text-box>
            <text:list text:style-name="a373">
              <text:list-item>
                <text:p text:style-name="a372" text:class-names="" text:cond-style-name=""><text:span text:style-name="a370" text:class-names="">Problem</text:span><text:span text:style-name="a371" text:class-names=""/></text:p>
              </text:list-item>
            </text:list>
            <text:list text:style-name="a376">
              <text:list-item>
                <text:p text:style-name="a375" text:class-names="" text:cond-style-name=""><text:span text:style-name="a374" text:class-names="">The analytics team</text:span></text:p>
              </text:list-item>
            </text:list>
            <text:list text:style-name="a379">
              <text:list-item>
                <text:p text:style-name="a378" text:class-names="" text:cond-style-name=""><text:span text:style-name="a377" text:class-names="">Process<text:s text:c="1"/></text:span></text:p>
              </text:list-item>
            </text:list>
            <text:list text:style-name="a382">
              <text:list-item>
                <text:p text:style-name="a381" text:class-names="" text:cond-style-name=""><text:span text:style-name="a380" text:class-names=""><text:s text:c="1"/>Insights</text:span></text:p>
              </text:list-item>
            </text:list>
            <text:list text:style-name="a385">
              <text:list-item>
                <text:p text:style-name="a384" text:class-names="" text:cond-style-name=""><text:span text:style-name="a383" text:class-names="">Summary</text:span></text:p>
              </text:list-item>
            </text:list>
            <text:list text:style-name="a389">
              <text:list-item>
                <text:p text:style-name="a388" text:class-names="" text:cond-style-name=""><text:span text:style-name="a386" text:class-names=""><text:s text:c="1"/>Project recap</text:span><text:span text:style-name="a387" text:class-names=""/></text:p>
              </text:list-item>
            </text:list>
          </draw:text-box>
          <svg:title/>
          <svg:desc/>
        </draw:frame>
      </draw:page>
      <draw:page draw:name="Slide6" draw:style-name="a391" draw:master-page-name="Master1-Layout1-title-Title-Slide" presentation:presentation-page-layout-name="Master1-PPL1" draw:id="Slide-261">
        <draw:frame draw:id="id67" presentation:style-name="a394" draw:name="Title 1" svg:x="1.66667in" svg:y="1.22743in" svg:width="10in" svg:height="2.61111in" presentation:class="title" presentation:placeholder="false">
          <draw:text-box>
            <text:p text:style-name="a393" text:class-names="" text:cond-style-name=""><text:span text:style-name="a392" text:class-names="">Today’s agenda will be aa follows:</text:span></text:p>
          </draw:text-box>
          <svg:title/>
          <svg:desc/>
        </draw:frame>
        <draw:frame draw:id="id68" presentation:style-name="a411" draw:name="Subtitle 2" svg:x="1.66667in" svg:y="3.93924in" svg:width="10.56802in" svg:height="3.77505in" presentation:class="subtitle" presentation:placeholder="false">
          <draw:text-box>
            <text:p text:style-name="a396" text:class-names="" text:cond-style-name=""><text:span text:style-name="a395" text:class-names="">1) I will recap the overall project <text:s text:c="1"/>to give an understanding of the business project I am <text:s text:c="1"/>tackling and the specific requirements.</text:span></text:p>
            <text:p text:style-name="a398" text:class-names="" text:cond-style-name=""><text:span text:style-name="a397" text:class-names="">2) <text:s text:c="1"/>We will dive unto the specific problem that I, have been focussing on <text:s text:c="1"/>and will give some background as to why this is such a big problem.</text:span></text:p>
            <text:p text:style-name="a400" text:class-names="" text:cond-style-name=""><text:span text:style-name="a399" text:class-names="">3) After introducing the problem, I will go over the <text:s text:c="1"/>responsibility I took in <text:s text:c="1"/>tackling the problem.</text:span></text:p>
            <text:p text:style-name="a402" text:class-names="" text:cond-style-name=""><text:span text:style-name="a401" text:class-names="">4) I will then go over the high-level process that I followed in order to complete this task, so that you have complete clarity in how I tackle these kinds of tasks.</text:span></text:p>
            <text:p text:style-name="a404" text:class-names="" text:cond-style-name=""><text:span text:style-name="a403" text:class-names="">5) Finally, I will go over the all important results and I will present them as a series of insight and visualisation from my analysis.</text:span></text:p>
            <text:p text:style-name="a406" text:class-names="" text:cond-style-name=""><text:span text:style-name="a405" text:class-names="">To wrap up, I will summarize and open up for any question.</text:span></text:p>
            <text:p text:style-name="a408" text:class-names="" text:cond-style-name=""><text:span text:style-name="a407" text:class-names=""/></text:p>
            <text:p text:style-name="a410" text:class-names="" text:cond-style-name=""><text:span text:style-name="a409" text:class-names=""/></text:p>
          </draw:text-box>
          <svg:title/>
          <svg:desc/>
        </draw:frame>
      </draw:page>
      <draw:page draw:name="Slide8" draw:style-name="a412" draw:master-page-name="Master1-Layout1-title-Title-Slide" presentation:presentation-page-layout-name="Master1-PPL1" draw:id="Slide-263">
        <draw:frame draw:id="id69" presentation:style-name="a416" draw:name="Title 1" svg:x="1.32653in" svg:y="0.38775in" svg:width="10.15647in" svg:height="2.96939in" presentation:class="title" presentation:placeholder="false">
          <draw:text-box>
            <text:p text:style-name="a415" text:class-names="" text:cond-style-name=""><text:span text:style-name="a413" text:class-names=""><text:line-break/><text:line-break/><text:line-break/><text:line-break/><text:line-break/><text:line-break/><text:line-break/><text:line-break/><text:line-break/><text:line-break/>Social buzz is a fast growing technology unicorn that need to adapt quickly to it’s global scale. I took 3 month to focus on this tasks:<text:line-break/>1) and audit of so Social Buzz’s big data practice<text:line-break/>2)recommendation for successful ipo<text:line-break/>3)analysis to fine social buss top 5 most popular categories of content<text:line-break/></text:span><text:span text:style-name="a414" text:class-names=""/></text:p>
          </draw:text-box>
          <svg:title/>
          <svg:desc/>
        </draw:frame>
        <draw:frame draw:id="id70" presentation:style-name="a447" draw:name="Subtitle 2" svg:x="0.54422in" svg:y="2.83859in" svg:width="11.10884in" svg:height="4.61179in" presentation:class="subtitle" presentation:placeholder="false">
          <draw:text-box>
            <text:p text:style-name="a418" text:class-names="" text:cond-style-name=""><text:span text:style-name="a417" text:class-names="">To kick things off let me recap this engagement.</text:span></text:p>
            <text:p text:style-name="a421" text:class-names="" text:cond-style-name=""><text:span text:style-name="a419" text:class-names="">I have embarked on <text:s text:c="1"/>a 3 month pilot with social Buzz’s to focus on three main tasks, aligned with some<text:s text:c="1"/></text:span><text:span text:style-name="a420" text:class-names="">of</text:span></text:p>
            <text:p text:style-name="a424" text:class-names="" text:cond-style-name=""><text:span text:style-name="a422" text:class-names=""><text:s text:c="1"/></text:span><text:span text:style-name="a423" text:class-names="">the biggest challenges that you are currently facing.</text:span></text:p>
            <text:p text:style-name="a427" text:class-names="" text:cond-style-name=""><text:span text:style-name="a425" text:class-names="">Social Buzz’s has reach a huge scale in recent years <text:s text:c="1"/>to become recognise <text:s text:c="1"/>as a global unicorn company.<text:s text:c="1"/></text:span><text:span text:style-name="a426" text:class-names="">We</text:span></text:p>
            <text:p text:style-name="a430" text:class-names="" text:cond-style-name=""><text:span text:style-name="a428" text:class-names=""><text:s text:c="1"/></text:span><text:span text:style-name="a429" text:class-names="">are here to help you <text:s text:c="1"/>manage this scale and to guide you in the right direction.</text:span></text:p>
            <text:p text:style-name="a433" text:class-names="" text:cond-style-name=""><text:span text:style-name="a431" text:class-names="">Firstly, I will be doing and audit for your big data practice and sharing best practice and industry expertise’s</text:span><text:span text:style-name="a432" text:class-names="">.</text:span></text:p>
            <text:p text:style-name="a437" text:class-names="" text:cond-style-name=""><text:span text:style-name="a434" text:class-names=""><text:s text:c="1"/></text:span><text:span text:style-name="a435" text:class-names="">Secondly, I will be guiding you through a successful , of which I have a good expertise and knowledge<text:s text:c="1"/></text:span><text:span text:style-name="a436" text:class-names="">of</text:span></text:p>
            <text:p text:style-name="a441" text:class-names="" text:cond-style-name=""><text:span text:style-name="a438" text:class-names=""><text:s text:c="1"/></text:span><text:span text:style-name="a439" text:class-names="">within our team. And finally, I have conducted an analysis of your data to find insights regarding your top<text:s text:c="1"/></text:span><text:span text:style-name="a440" text:class-names="">5</text:span></text:p>
            <text:p text:style-name="a444" text:class-names="" text:cond-style-name=""><text:span text:style-name="a442" text:class-names=""><text:s text:c="1"/></text:span><text:span text:style-name="a443" text:class-names="">most popular categories of content</text:span></text:p>
            <text:p text:style-name="a446" text:class-names="" text:cond-style-name=""><text:span text:style-name="a445" text:class-names=""/></text:p>
          </draw:text-box>
          <svg:title/>
          <svg:desc/>
        </draw:frame>
        <draw:custom-shape svg:x="1.85034in" svg:y="0.00927in" svg:width="1.31633in" svg:height="1.16259in" draw:id="id71" draw:style-name="a454" draw:name="Rectangle 4">
          <svg:title/>
          <svg:desc/>
          <text:p text:style-name="a449" text:class-names="" text:cond-style-name=""><text:span text:style-name="a448" text:class-names="">PROJECT RECAP</text:span></text:p>
          <text:p text:style-name="a451" text:class-names="" text:cond-style-name=""><text:span text:style-name="a450" text:class-names=""/></text:p>
          <text:p text:style-name="a453" text:class-names="" text:cond-style-name=""><text:span text:style-name="a452" text:class-names=""/></text:p>
          <draw:enhanced-geometry xmlns:dr3d="urn:oasis:names:tc:opendocument:xmlns:dr3d:1.0" draw:type="non-primitive" svg:viewBox="0 0 21600 21600" draw:enhanced-path="M 0 0 L 21600 0 21600 21600 0 21600 Z N"/>
        </draw:custom-shape>
      </draw:page>
      <draw:page draw:name="Slide9" draw:style-name="a455" draw:master-page-name="Master1-Layout1-title-Title-Slide" presentation:presentation-page-layout-name="Master1-PPL1" draw:id="Slide-264">
        <draw:frame draw:id="id72" presentation:style-name="a459" draw:name="Title 1" svg:x="1.95918in" svg:y="-0.60204in" svg:width="9.68027in" svg:height="1.83674in" presentation:class="title" presentation:placeholder="false">
          <draw:text-box>
            <text:p text:style-name="a458" text:class-names="" text:cond-style-name=""><text:span text:style-name="a456" text:class-names="">OVER 100000 <text:s text:c="1"/>post per day<text:line-break/>36500000 pieces of content per day<text:line-break/>but how to capitalize on it when there us so much?.<text:line-break/>Analysis to fine the social buss top most popular categories of content</text:span><text:span text:style-name="a457" text:class-names="">.</text:span></text:p>
          </draw:text-box>
          <svg:title/>
          <svg:desc/>
        </draw:frame>
        <draw:frame draw:id="id73" presentation:style-name="a526" draw:name="Subtitle 2" svg:x="2.13265in" svg:y="1.31633in" svg:width="11.37415in" svg:height="6.18367in" presentation:class="subtitle" presentation:placeholder="false">
          <draw:text-box>
            <text:p text:style-name="a462" text:class-names="" text:cond-style-name=""><text:span text:style-name="a460" text:class-names="">Focusing on the last point that I mentioned there, this is what I specifically focus<text:s text:c="1"/></text:span><text:span text:style-name="a461" text:class-names="">on</text:span></text:p>
            <text:p text:style-name="a464" text:class-names="" text:cond-style-name=""><text:span text:style-name="a463" text:class-names=""/></text:p>
            <text:p text:style-name="a467" text:class-names="" text:cond-style-name=""><text:span text:style-name="a465" text:class-names="">Clearly with such grand scale, this comes with a lot of data and with such vast amounts of data comes<text:s text:c="1"/></text:span><text:span text:style-name="a466" text:class-names=""/></text:p>
            <text:p text:style-name="a470" text:class-names="" text:cond-style-name=""><text:span text:style-name="a468" text:class-names=""><text:s text:c="1"/></text:span><text:span text:style-name="a469" text:class-names="">challenges.</text:span></text:p>
            <text:p text:style-name="a474" text:class-names="" text:cond-style-name=""><text:span text:style-name="a471" text:class-names="">To give a background on how much data you have been creating</text:span><text:span text:style-name="a472" text:class-names="">:</text:span><text:span text:style-name="a473" text:class-names=""/></text:p>
            <text:p text:style-name="a477" text:class-names="" text:cond-style-name=""><text:span text:style-name="a475" text:class-names="">You told me that your platform receives over 100000 posts pre day which amount to 36 500 000post<text:s text:c="1"/></text:span><text:span text:style-name="a476" text:class-names=""/></text:p>
            <text:p text:style-name="a481" text:class-names="" text:cond-style-name=""><text:span text:style-name="a478" text:class-names=""><text:s text:c="1"/></text:span><text:span text:style-name="a479" text:class-names="">every year</text:span><text:span text:style-name="a480" text:class-names="">,</text:span></text:p>
            <text:p text:style-name="a485" text:class-names="" text:cond-style-name=""><text:span text:style-name="a482" text:class-names=""><text:s text:c="1"/></text:span><text:span text:style-name="a483" text:class-names="">of which, this is all unstructured data making it very hard <text:s text:c="1"/>to make sense of</text:span><text:span text:style-name="a484" text:class-names="">.</text:span></text:p>
            <text:p text:style-name="a487" text:class-names="" text:cond-style-name=""><text:span text:style-name="a486" text:class-names=""/></text:p>
            <text:p text:style-name="a490" text:class-names="" text:cond-style-name=""><text:span text:style-name="a488" text:class-names="">In this day and age, content is king. Just look at some of the biggest platforms in the world for example you tube</text:span><text:span text:style-name="a489" text:class-names="">,</text:span></text:p>
            <text:p text:style-name="a495" text:class-names="" text:cond-style-name=""><text:span text:style-name="a491" text:class-names=""><text:s text:c="1"/></text:span><text:span text:style-name="a492" text:class-names="">Facebook, and Netflix…. They are all content businesses</text:span><text:span text:style-name="a493" text:class-names="">.</text:span><text:span text:style-name="a494" text:class-names=""/></text:p>
            <text:p text:style-name="a497" text:class-names="" text:cond-style-name=""><text:span text:style-name="a496" text:class-names="">But hoe to capitalise on it when the is such problem?.</text:span></text:p>
            <text:p text:style-name="a500" text:class-names="" text:cond-style-name=""><text:span text:style-name="a498" text:class-names="">It’s not just about managing as much content as possible… there real value is in understanding and<text:s text:c="1"/></text:span><text:span text:style-name="a499" text:class-names="">crunching</text:span></text:p>
            <text:p text:style-name="a504" text:class-names="" text:cond-style-name=""><text:span text:style-name="a501" text:class-names=""><text:s text:c="1"/></text:span><text:span text:style-name="a502" text:class-names="">the <text:s text:c="1"/>content <text:s text:c="1"/>to gain a deep understanding <text:s text:c="1"/>of your audience <text:s text:c="1"/>and to there for <text:s text:c="1"/>provide a more personalise<text:s text:c="1"/></text:span><text:span text:style-name="a503" text:class-names="">and</text:span></text:p>
            <text:p text:style-name="a507" text:class-names="" text:cond-style-name=""><text:span text:style-name="a505" text:class-names=""><text:s text:c="1"/></text:span><text:span text:style-name="a506" text:class-names="">enjoyable experience.</text:span></text:p>
            <text:p text:style-name="a510" text:class-names="" text:cond-style-name=""><text:span text:style-name="a508" text:class-names="">And this is where out data analytics expertise comes in, with the insight that we have uncovered from this task,<text:s text:c="1"/></text:span><text:span text:style-name="a509" text:class-names="">we</text:span></text:p>
            <text:p text:style-name="a514" text:class-names="" text:cond-style-name=""><text:span text:style-name="a511" text:class-names=""><text:s text:c="1"/></text:span><text:span text:style-name="a512" text:class-names="">can<text:s text:c="1"/></text:span><text:span text:style-name="a513" text:class-names="">show</text:span></text:p>
            <text:p text:style-name="a517" text:class-names="" text:cond-style-name=""><text:span text:style-name="a515" text:class-names=""><text:s text:c="1"/></text:span><text:span text:style-name="a516" text:class-names="">you exactly how to take analytics to production at scale.</text:span></text:p>
            <text:p text:style-name="a519" text:class-names="" text:cond-style-name=""><text:span text:style-name="a518" text:class-names=""/></text:p>
            <text:p text:style-name="a521" text:class-names="" text:cond-style-name=""><text:span text:style-name="a520" text:class-names=""/></text:p>
            <text:p text:style-name="a523" text:class-names="" text:cond-style-name=""><text:span text:style-name="a522" text:class-names=""/></text:p>
            <text:p text:style-name="a525" text:class-names="" text:cond-style-name=""><text:span text:style-name="a524" text:class-names=""/></text:p>
          </draw:text-box>
          <svg:title/>
          <svg:desc/>
        </draw:frame>
        <draw:custom-shape svg:x="2.07142in" svg:y="0.39796in" svg:width="1.45919in" svg:height="0.65306in" draw:id="id74" draw:style-name="a530" draw:name="Rectangle 3">
          <svg:title/>
          <svg:desc/>
          <text:p text:style-name="a529" text:class-names="" text:cond-style-name=""><text:span text:style-name="a527" text:class-names="">PROBLEM</text:span><text:span text:style-name="a528" text:class-names=""/></text:p>
          <draw:enhanced-geometry xmlns:dr3d="urn:oasis:names:tc:opendocument:xmlns:dr3d:1.0" draw:type="non-primitive" svg:viewBox="0 0 21600 21600" draw:enhanced-path="M 0 0 L 21600 0 21600 21600 0 21600 Z N"/>
        </draw:custom-shape>
      </draw:page>
      <draw:page draw:name="Slide10" draw:style-name="a531" draw:master-page-name="Master1-Layout1-title-Title-Slide" presentation:presentation-page-layout-name="Master1-PPL1" draw:id="Slide-265">
        <draw:frame draw:id="id75" presentation:style-name="a532" draw:name="Title 1" svg:x="1.66667in" svg:y="1.22743in" svg:width="10.84353in" svg:height="3.81339in" presentation:class="title" presentation:placeholder="true">
          <draw:text-box/>
          <svg:title/>
          <svg:desc/>
        </draw:frame>
        <draw:custom-shape svg:x="1.82653in" svg:y="1.34184in" svg:width="1.5in" svg:height="0.59694in" draw:id="id76" draw:style-name="a535" draw:name="Rectangle 3">
          <svg:title/>
          <svg:desc/>
          <text:p text:style-name="a534" text:class-names="" text:cond-style-name=""><text:span text:style-name="a533" text:class-names="">PROCCESS</text:span></text:p>
          <draw:enhanced-geometry xmlns:dr3d="urn:oasis:names:tc:opendocument:xmlns:dr3d:1.0" draw:type="non-primitive" svg:viewBox="0 0 21600 21600" draw:enhanced-path="M 0 0 L 21600 0 21600 21600 0 21600 Z N"/>
        </draw:custom-shape>
        <draw:custom-shape svg:x="4.78571in" svg:y="2.09364in" svg:width="0.69388in" svg:height="0.59184in" draw:id="id77" draw:style-name="a538" draw:name="Flowchart: Connector 4">
          <svg:title/>
          <svg:desc/>
          <text:p text:style-name="a537" text:class-names="" text:cond-style-name=""><text:span text:style-name="a536" text:class-names="">2</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6.15816in" svg:y="2.64719in" svg:width="0.69388in" svg:height="0.59184in" draw:id="id78" draw:style-name="a541" draw:name="Flowchart: Connector 6">
          <svg:title/>
          <svg:desc/>
          <text:p text:style-name="a540" text:class-names="" text:cond-style-name=""><text:span text:style-name="a539" text:class-names="">3</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33673in" svg:y="3.29321in" svg:width="0.69388in" svg:height="0.59184in" draw:id="id79" draw:style-name="a544" draw:name="Flowchart: Connector 7">
          <svg:title/>
          <svg:desc/>
          <text:p text:style-name="a543" text:class-names="" text:cond-style-name=""><text:span text:style-name="a542" text:class-names="">4</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79295in" svg:y="3.55102in" svg:width="0.97449in" svg:height="0.56486in" draw:id="id80" draw:style-name="a547" draw:name="Flowchart: Connector 8">
          <svg:title/>
          <svg:desc/>
          <text:p text:style-name="a546" text:class-names="" text:cond-style-name=""><text:span text:style-name="a545" text:class-names="">5</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3.85714in" svg:y="1.34184in" svg:width="0.58163in" svg:height="0.59694in" draw:id="id81" draw:style-name="a550" draw:name="Flowchart: Connector 9">
          <svg:title/>
          <svg:desc/>
          <text:p text:style-name="a549" text:class-names="" text:cond-style-name=""><text:span text:style-name="a548" text:class-names="">1</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4.67347in" svg:y="1.39488in" svg:width="2.63946in" svg:height="0.41071in" draw:id="id82" draw:style-name="a553" draw:name="Rectangle 10">
          <svg:title/>
          <svg:desc/>
          <text:p text:style-name="a552" text:class-names="" text:cond-style-name=""><text:span text:style-name="a551" text:class-names="">DATA UNDERTSNADING</text:span></text:p>
          <draw:enhanced-geometry xmlns:dr3d="urn:oasis:names:tc:opendocument:xmlns:dr3d:1.0" draw:type="non-primitive" svg:viewBox="0 0 21600 21600" draw:enhanced-path="M 0 0 L 21600 0 21600 21600 0 21600 Z N"/>
        </draw:custom-shape>
        <draw:custom-shape svg:x="5.71599in" svg:y="1.99973in" svg:width="2.35714in" svg:height="0.45079in" draw:id="id83" draw:style-name="a556" draw:name="Rectangle: Rounded Corners 11">
          <svg:title/>
          <svg:desc/>
          <text:p text:style-name="a555" text:class-names="" text:cond-style-name=""><text:span text:style-name="a554" text:class-names="">DATA CLEANING</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7.19047in" svg:y="2.63257in" svg:width="1.4932in" svg:height="0.51816in" draw:id="id84" draw:style-name="a559" draw:name="Rectangle 12">
          <svg:title/>
          <svg:desc/>
          <text:p text:style-name="a558" text:class-names="" text:cond-style-name=""><text:span text:style-name="a557" text:class-names="">DATA MODELING</text:span></text:p>
          <draw:enhanced-geometry xmlns:dr3d="urn:oasis:names:tc:opendocument:xmlns:dr3d:1.0" draw:type="non-primitive" svg:viewBox="0 0 21600 21600" draw:enhanced-path="M 0 0 L 21600 0 21600 21600 0 21600 Z N"/>
        </draw:custom-shape>
        <draw:custom-shape svg:x="9.07993in" svg:y="2.87392in" svg:width="1.31462in" svg:height="0.56486in" draw:id="id85" draw:style-name="a562" draw:name="Rectangle 13">
          <svg:title/>
          <svg:desc/>
          <text:p text:style-name="a561" text:class-names="" text:cond-style-name=""><text:span text:style-name="a560" text:class-names="">DATA ANALYSIS</text:span></text:p>
          <draw:enhanced-geometry xmlns:dr3d="urn:oasis:names:tc:opendocument:xmlns:dr3d:1.0" draw:type="non-primitive" svg:viewBox="0 0 21600 21600" draw:enhanced-path="M 0 0 L 21600 0 21600 21600 0 21600 Z N"/>
        </draw:custom-shape>
        <draw:custom-shape svg:x="10.79082in" svg:y="2.97959in" svg:width="1.34736in" svg:height="0.89931in" draw:id="id86" draw:style-name="a567" draw:name="Rectangle 14">
          <svg:title/>
          <svg:desc/>
          <text:p text:style-name="a564" text:class-names="" text:cond-style-name=""><text:span text:style-name="a563" text:class-names="">UNCOVER</text:span></text:p>
          <text:p text:style-name="a566" text:class-names="" text:cond-style-name=""><text:span text:style-name="a565" text:class-names="">INSIGHTS</text:span></text:p>
          <draw:enhanced-geometry xmlns:dr3d="urn:oasis:names:tc:opendocument:xmlns:dr3d:1.0" draw:type="non-primitive" svg:viewBox="0 0 21600 21600" draw:enhanced-path="M 0 0 L 21600 0 21600 21600 0 21600 Z N"/>
        </draw:custom-shape>
      </draw:page>
      <draw:page draw:name="Slide11" draw:style-name="a568" draw:master-page-name="Master1-Layout1-title-Title-Slide" presentation:presentation-page-layout-name="Master1-PPL1" draw:id="Slide-266">
        <draw:frame draw:id="id87" presentation:style-name="a576" draw:name="Title 1" svg:x="1.66667in" svg:y="1.22743in" svg:width="10in" svg:height="2.61111in" presentation:class="title" presentation:placeholder="false">
          <draw:text-box>
            <text:p text:style-name="a575" text:class-names="" text:cond-style-name=""><text:span text:style-name="a569" text:class-names=""><text:line-break/></text:span><text:span text:style-name="a570" text:class-names=""><text:line-break/></text:span><text:span text:style-name="a571" text:class-names=""><text:line-break/></text:span><text:span text:style-name="a572" text:class-names="">Well we approach it in 5 steps<text:line-break/>1) Data understanding: the key to success on any data project is to understand the data in detail. So I took my time to understand the data model and domain of your business.<text:line-break/><text:line-break/>2) Data cleaning: after understanding your business, we then clean the available data sets and thought about what and ideal dataset should look like for this problem.<text:line-break/><text:line-break/></text:span><text:span text:style-name="a573" text:class-names="">3)Data<text:s text:c="1"/></text:span><text:span text:style-name="a574" text:class-names="">modeling: after ensuring the data was clean for analysis, we needed to process and model this data into a dataset that can precisely answer the business questions and produce visualisation to describe the insight<text:line-break/><text:line-break/>5)and finally we use this insight to unlock the business decisions and to make recommendation on next steps.</text:span></text:p>
          </draw:text-box>
          <svg:title/>
          <svg:desc/>
        </draw:frame>
        <draw:custom-shape svg:x="1.84694in" svg:y="4.83029in" svg:width="1.71428in" svg:height="0.92857in" draw:id="id88" draw:style-name="a581" draw:name="Rectangle 3">
          <svg:title/>
          <svg:desc/>
          <text:p text:style-name="a578" text:class-names="" text:cond-style-name=""><text:span text:style-name="a577" text:class-names="">INSIGHT</text:span></text:p>
          <text:p text:style-name="a580" text:class-names="" text:cond-style-name=""><text:span text:style-name="a579" text:class-names=""/></text:p>
          <draw:enhanced-geometry xmlns:dr3d="urn:oasis:names:tc:opendocument:xmlns:dr3d:1.0" draw:type="non-primitive" svg:viewBox="0 0 21600 21600" draw:enhanced-path="M 0 0 L 21600 0 21600 21600 0 21600 Z N"/>
        </draw:custom-shape>
        <draw:custom-shape svg:x="5.29252in" svg:y="5.23712in" svg:width="0.84694in" svg:height="0.92857in" draw:id="id89" draw:style-name="a584" draw:name="Flowchart: Connector 4">
          <svg:title/>
          <svg:desc/>
          <text:p text:style-name="a583" text:class-names="" text:cond-style-name=""><text:span text:style-name="a582" text:class-names="">17</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4.86394in" svg:y="4.30872in" svg:width="1.96939in" svg:height="0.5283in" draw:id="id90" draw:style-name="a589" draw:name="Rectangle 5">
          <svg:title/>
          <svg:desc/>
          <text:p text:style-name="a586" text:class-names="" text:cond-style-name=""><text:span text:style-name="a585" text:class-names="">Unique</text:span></text:p>
          <text:p text:style-name="a588" text:class-names="" text:cond-style-name=""><text:span text:style-name="a587" text:class-names="">category</text:span></text:p>
          <draw:enhanced-geometry xmlns:dr3d="urn:oasis:names:tc:opendocument:xmlns:dr3d:1.0" draw:type="non-primitive" svg:viewBox="0 0 21600 21600" draw:enhanced-path="M 0 0 L 21600 0 21600 21600 0 21600 Z N"/>
        </draw:custom-shape>
        <draw:custom-shape svg:x="7.7483in" svg:y="4.51713in" svg:width="1.57313in" svg:height="0.54737in" draw:id="id91" draw:style-name="a594" draw:name="Rectangle: Rounded Corners 7">
          <svg:title/>
          <svg:desc/>
          <text:p text:style-name="a591" text:class-names="" text:cond-style-name=""><text:span text:style-name="a590" text:class-names="">Reaction</text:span></text:p>
          <text:p text:style-name="a593" text:class-names="" text:cond-style-name=""><text:span text:style-name="a592" text:class-names="">Animal post</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7.87075in" svg:y="5.35957in" svg:width="1.09269in" svg:height="0.80612in" draw:id="id92" draw:style-name="a597" draw:name="Flowchart: Connector 8">
          <svg:title/>
          <svg:desc/>
          <text:p text:style-name="a596" text:class-names="" text:cond-style-name=""><text:span text:style-name="a595" text:class-names="">1738</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0.13351in" svg:y="4.20648in" svg:width="1.46854in" svg:height="0.85802in" draw:id="id93" draw:style-name="a604" draw:name="Rectangle: Rounded Corners 9">
          <svg:title/>
          <svg:desc/>
          <text:p text:style-name="a599" text:class-names="" text:cond-style-name=""><text:span text:style-name="a598" text:class-names="">Month</text:span></text:p>
          <text:p text:style-name="a601" text:class-names="" text:cond-style-name=""><text:span text:style-name="a600" text:class-names="">With most</text:span></text:p>
          <text:p text:style-name="a603" text:class-names="" text:cond-style-name=""><text:span text:style-name="a602" text:class-names="">post</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03741in" svg:y="5.30721in" svg:width="1.44898in" svg:height="0.80612in" draw:id="id94" draw:style-name="a607" draw:name="Flowchart: Connector 10">
          <svg:title/>
          <svg:desc/>
          <text:p text:style-name="a606" text:class-names="" text:cond-style-name=""><text:span text:style-name="a605" text:class-names="">January</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page>
      <draw:page draw:name="Slide12" draw:style-name="a608" draw:master-page-name="Master1-Layout1-title-Title-Slide" presentation:presentation-page-layout-name="Master1-PPL1" draw:id="Slide-267">
        <draw:frame draw:id="id95" presentation:style-name="a617" draw:name="Title 1" svg:x="1.76531in" svg:y="3.16997in" svg:width="10in" svg:height="2.61111in" presentation:class="title" presentation:placeholder="false">
          <draw:text-box>
            <text:p text:style-name="a616" text:class-names="" text:cond-style-name=""><text:span text:style-name="a609" text:class-names="">So, how we tackle this problem?<text:line-break/>We approach it in 5 steps:<text:line-break/>1)Data understanding - the key to success on any data project is to understand the data in details.<text:s text:c="1"/></text:span><text:span text:style-name="a610" text:class-names="">S</text:span><text:span text:style-name="a611" text:class-names="">o I took my time to understand model and domain of your business.<text:line-break/><text:line-break/>2)Data cleaning - after understanding your business, I then clean the available<text:line-break/> dataset <text:s text:c="1"/>and thought about what an ideal dataset should look like for this problem.<text:line-break/></text:span><text:span text:style-name="a612" text:class-names=""><text:line-break/></text:span><text:span text:style-name="a613" text:class-names="">3) Data modelling - after ensuring the data was clean for analysis, we needed to process and model this data into a dataset that can precisely answer the business questions and produce the results needed.<text:line-break/><text:line-break/>4) Data analysis – with our new dataset, we used our analytical expertise to uncover the insight from this dataset and to produced visualization to describe the insights.<text:line-break/><text:line-break/>5) And finally we used there insight to unluck business decision and to make recommendation<text:s text:c="1"/></text:span><text:span text:style-name="a614" text:class-names="">on next steps.<text:s text:c="1"/></text:span><text:span text:style-name="a615" text:class-names=""/></text:p>
          </draw:text-box>
          <svg:title/>
          <svg:desc/>
        </draw:frame>
        <draw:frame draw:id="id96" presentation:style-name="a629" draw:name="Subtitle 2" svg:x="1.66667in" svg:y="5.86653in" svg:width="10in" svg:height="1.81076in" presentation:class="subtitle" presentation:placeholder="false">
          <draw:text-box>
            <text:p text:style-name="a619" text:class-names="" text:cond-style-name=""><text:span text:style-name="a618" text:class-names="">Insights</text:span></text:p>
            <text:p text:style-name="a626" text:class-names="" text:cond-style-name=""><text:span text:style-name="a620" text:class-names="">16<text:s text:c="1"/></text:span><text:span text:style-name="a621" text:class-names=""><text:s text:c="45"/></text:span><text:span text:style-name="a622" text:class-names="">1738</text:span><text:span text:style-name="a623" text:class-names=""><text:s text:c="36"/></text:span><text:span text:style-name="a624" text:class-names="">December<text:s text:c="1"/></text:span><text:span text:style-name="a625" text:class-names=""/></text:p>
            <text:p text:style-name="a628" text:class-names="" text:cond-style-name=""><text:span text:style-name="a627" text:class-names=""/></text:p>
          </draw:text-box>
          <svg:title/>
          <svg:desc/>
        </draw:frame>
        <draw:custom-shape svg:x="1.97959in" svg:y="6.76276in" svg:width="2.26531in" svg:height="0.73724in" draw:id="id97" draw:style-name="a633" draw:name="Rectangle 4">
          <svg:title/>
          <svg:desc/>
          <text:p text:style-name="a632" text:class-names="" text:cond-style-name=""><text:span text:style-name="a630" text:class-names="">UNIQUE CATEGORIES<text:s text:c="1"/></text:span><text:span text:style-name="a631" text:class-names=""/></text:p>
          <draw:enhanced-geometry xmlns:dr3d="urn:oasis:names:tc:opendocument:xmlns:dr3d:1.0" draw:type="non-primitive" svg:viewBox="0 0 21600 21600" draw:enhanced-path="M 0 0 L 21600 0 21600 21600 0 21600 Z N"/>
        </draw:custom-shape>
        <draw:custom-shape svg:x="5.89796in" svg:y="6.77191in" svg:width="2.2449in" svg:height="0.63775in" draw:id="id98" draw:style-name="a637" draw:name="Rectangle 5">
          <svg:title/>
          <svg:desc/>
          <text:p text:style-name="a636" text:class-names="" text:cond-style-name=""><text:span text:style-name="a634" text:class-names="">REACTIONS TO “ANIMAL” POST</text:span><text:span text:style-name="a635" text:class-names=""/></text:p>
          <draw:enhanced-geometry xmlns:dr3d="urn:oasis:names:tc:opendocument:xmlns:dr3d:1.0" draw:type="non-primitive" svg:viewBox="0 0 21600 21600" draw:enhanced-path="M 0 0 L 21600 0 21600 21600 0 21600 Z N"/>
        </draw:custom-shape>
        <draw:custom-shape svg:x="9.34014in" svg:y="6.79082in" svg:width="2.10544in" svg:height="0.70918in" draw:id="id99" draw:style-name="a641" draw:name="Rectangle 6">
          <svg:title/>
          <svg:desc/>
          <text:p text:style-name="a640" text:class-names="" text:cond-style-name=""><text:span text:style-name="a638" text:class-names="">MONTH WITH MOST POSTS</text:span><text:span text:style-name="a639" text:class-names=""/></text:p>
          <draw:enhanced-geometry xmlns:dr3d="urn:oasis:names:tc:opendocument:xmlns:dr3d:1.0" draw:type="non-primitive" svg:viewBox="0 0 21600 21600" draw:enhanced-path="M 0 0 L 21600 0 21600 21600 0 21600 Z N"/>
        </draw:custom-shape>
      </draw:page>
      <draw:page draw:name="Slide13" draw:style-name="a642" draw:master-page-name="Master1-Layout1-title-Title-Slide" presentation:presentation-page-layout-name="Master1-PPL1" draw:id="Slide-268">
        <draw:frame draw:id="id100" presentation:style-name="a646" draw:name="Title 1" svg:x="1.66667in" svg:y="1.22743in" svg:width="10in" svg:height="2.61111in" presentation:class="title" presentation:placeholder="false">
          <draw:text-box>
            <text:p text:style-name="a645" text:class-names="" text:cond-style-name=""><text:span text:style-name="a643" text:class-names="">From your data we found that you had a total of 16 unique categories of posts across your sample dataset. This things such as food, science and animal.<text:line-break/>As well as this. There wren 1738 from just animal categories alone. People obviously really like animals<text:line-break/>and also the most common month for users to post within was January. This align with seasonal trend of social medial users that feel the needs to reconnect with people after calendar event such as Christmas<text:line-break/><text:line-break/>But now, onto the main question… which is… what were the top 5 most popular categories of post.<text:line-break/><text:line-break/></text:span><text:span text:style-name="a644" text:class-names=""/></text:p>
          </draw:text-box>
          <svg:title/>
          <svg:desc/>
        </draw:frame>
        <draw:frame draw:id="id101" draw:style-name="a647" draw:name="Chart 3" svg:x="4.1625in" svg:y="3.83854in" svg:width="5.00833in" svg:height="2.88333in" style:rel-width="scale" style:rel-height="scale">
          <draw:object xlink:href="Object 1/" xlink:type="simple" xlink:show="embed" xlink:actuate="onLoad"/>
          <svg:title/>
          <svg:desc/>
        </draw:frame>
      </draw:page>
      <draw:page draw:name="Slide14" draw:style-name="a648" draw:master-page-name="Master1-Layout1-title-Title-Slide" presentation:presentation-page-layout-name="Master1-PPL1" draw:id="Slide-269">
        <draw:frame draw:id="id102" presentation:style-name="a652" draw:name="Title 1" svg:x="1.66667in" svg:y="1.22743in" svg:width="10in" svg:height="2.61111in" presentation:class="title" presentation:placeholder="false">
          <draw:text-box>
            <text:p text:style-name="a651" text:class-names="" text:cond-style-name=""><text:span text:style-name="a649" text:class-names="">From our analysis, you can see that the top 5 most popular categories of posts were animals, science, healthy eating, technology, and food in descending order.<text:line-break/><text:line-break/>Animals had an aggregate popularity score of around 680000. it is very interesting to see both food and healthy eating within the top 5 ,it really shows that <text:s text:c="1"/>food is a highly engaging content category. Heathy eating ranks slightly higher than food, so perhaps your user base may be skewed toward <text:s text:c="1"/>healthy eaters and healthy – conscious people.<text:line-break/><text:line-break/>Finally ,it is interesting to see science and technology too, this may suggest that <text:s text:c="1"/>people enjoy consuming factual content and snippets of content that they can learn something from.</text:span><text:span text:style-name="a650" text:class-names=""/></text:p>
          </draw:text-box>
          <svg:title/>
          <svg:desc/>
        </draw:frame>
        <draw:frame draw:id="id103" draw:style-name="a653" draw:name="Chart 3" svg:x="4.35034in" svg:y="4.25in" svg:width="5in" svg:height="3in" style:rel-width="scale" style:rel-height="scale">
          <draw:object xlink:href="Object 2/" xlink:type="simple" xlink:show="embed" xlink:actuate="onLoad"/>
          <svg:title/>
          <svg:desc/>
        </draw:frame>
      </draw:page>
      <draw:page draw:name="Slide15" draw:style-name="a654" draw:master-page-name="Master1-Layout1-title-Title-Slide" presentation:presentation-page-layout-name="Master1-PPL1" draw:id="Slide-270">
        <draw:frame draw:id="id104" presentation:style-name="a662" draw:name="Title 1" svg:x="1.66667in" svg:y="1.22743in" svg:width="9.86394in" svg:height="2.13992in" presentation:class="title" presentation:placeholder="false">
          <draw:text-box>
            <text:p text:style-name="a661" text:class-names="" text:cond-style-name=""><text:span text:style-name="a655" text:class-names="">Additionally, you can see from the chart that % split of popularity between the top 5 categories. There is no much difference between the share of each category, however, the difference between the 1</text:span><text:span text:style-name="a656" text:class-names="">st</text:span><text:span text:style-name="a657" text:class-names=""><text:s text:c="2"/>most popular, animal and the 2</text:span><text:span text:style-name="a658" text:class-names="">nd</text:span><text:span text:style-name="a659" text:class-names=""><text:s text:c="1"/>most popular, science, is the larges gap equal to 1%.<text:line-break/><text:line-break/>In business term , this could suggest that the most popular category, animals, is tailing away from the rest of the categories and may continues to get more and more popular. To avoid an issue where 1 content category consumes the <text:s text:c="1"/>entire platform, it will be important for you <text:s text:c="1"/>to ensure that any algorithms used to govern the content on the platform gives a fair balance to the categories .</text:span><text:span text:style-name="a660" text:class-names=""/></text:p>
          </draw:text-box>
          <svg:title/>
          <svg:desc/>
        </draw:frame>
      </draw:page>
      <draw:page draw:name="Slide16" draw:style-name="a663" draw:master-page-name="Master1-Layout1-title-Title-Slide" presentation:presentation-page-layout-name="Master1-PPL1" draw:id="Slide-271">
        <draw:frame draw:id="id105" presentation:style-name="a670" draw:name="Title 1" svg:x="1.66667in" svg:y="1.22743in" svg:width="10in" svg:height="2.61111in" presentation:class="title" presentation:placeholder="false">
          <draw:text-box>
            <text:p text:style-name="a669" text:class-names="" text:cond-style-name=""><text:span text:style-name="a664" text:class-names="">SUMMARY<text:line-break/><text:line-break/></text:span><text:span text:style-name="a665" text:class-names="">We tackle this task and found the top <text:s text:c="1"/>5 post popular categories as asked, but <text:s text:c="1"/>I also when to one step furtherer.<text:line-break/><text:line-break/>- We found that animals and science <text:s text:c="1"/>are the most popular categories, suggesting that users like “real –life” and factual “content”.<text:line-break/><text:line-break/>- We also found that food was a</text:span><text:span text:style-name="a666" text:class-names=""><text:s text:c="1"/></text:span><text:span text:style-name="a667" text:class-names="">common theme amongst popular content and the most popular food category was healthy eating. This could be a signal to show the types of people that are using your platform, and you could use this insight to boost engagement even further. For example, you could run a campaign with content focused on this category or work with healthy eating brands to promote content.<text:line-break/><text:line-break/></text:span><text:span text:style-name="a668" text:class-names=""><text:line-break/></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8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9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1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47"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2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6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1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7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99" number:transliteration-format="" number:transliteration-style="long">
      <number:year number:style="long" number:calendar="gregorian"/>
      <number:text>-</number:text>
      <number:month number:style="long" number:calendar="gregorian"/>
      <number:text>-</number:text>
      <number:day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2024-03-04</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2024-03-04</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2024-03-04</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2024-03-04</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2024-03-04</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2024-03-04</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2024-03-04</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2024-03-04</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2024-03-04</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2024-03-04</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2024-03-04</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2024-03-04</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A ANALYSIS PRESENTATION</dc:title>
    <meta:initial-creator>DESMOND</meta:initial-creator>
    <dc:creator>DESMOND</dc:creator>
    <meta:creation-date>2024-03-01T10:08:18Z</meta:creation-date>
    <dc:date>2024-03-05T00:31:08Z</dc:date>
    <meta:editing-cycles>33</meta:editing-cycles>
    <meta:editing-duration>PT22468S</meta:editing-duration>
    <meta:document-statistic meta:paragraph-count="93" meta:word-count="1607"/>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bar" svg:height="207.6pt" svg:width="360.5999212598425pt" chart:style-name="Crt0">
        <chart:title chart:style-name="CT00">
          <text:p text:style-name="a0" text:class-names="" text:cond-style-name="">FIVE TOP CATEGORIES</text:p>
        </chart:title>
        <chart:legend chart:legend-position="end" chart:legend-align="center" chart:style-name="Lgnd"/>
        <chart:plot-area svg:x="44.7855905511811pt" svg:y="47.14251968503937pt" svg:width="263.0592125984252pt" svg:height="103.9592125984252pt" chart:style-name="Plt0" chart:data-source-has-labels="both">
          <chart:axis chart:dimension="y" chart:name="primary-y" chart:style-name="Axs0">
            <chart:title chart:style-name="AT00">
              <text:p text:style-name="a1" text:class-names="" text:cond-style-name="">SCORE</text:p>
            </chart:title>
          </chart:axis>
          <chart:axis chart:dimension="x" chart:name="primary-x" chart:style-name="Axs1">
            <chart:title chart:style-name="AT01">
              <text:p text:style-name="a2" text:class-names="" text:cond-style-name="">CATEGORIES</text:p>
            </chart:title>
            <chart:categories table:cell-range-address="local-table.$A$2:.$A$6"/>
          </chart:axis>
          <chart:series chart:label-cell-address="local-table.$B$1" chart:values-cell-range-address="local-table.$B$2:.$B$6" chart:class="chart:bar" chart:attached-axis="primary-y" chart:style-name="G0S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Animals</text:p>
            </table:table-cell>
            <table:table-cell office:value-type="float" office:value="68624"/>
          </table:table-row>
          <table:table-row>
            <table:table-cell office:value-type="string">
              <text:p>science</text:p>
            </table:table-cell>
            <table:table-cell office:value-type="float" office:value="65405"/>
          </table:table-row>
          <table:table-row>
            <table:table-cell office:value-type="string">
              <text:p>healthy eating</text:p>
            </table:table-cell>
            <table:table-cell office:value-type="float" office:value="63138"/>
          </table:table-row>
          <table:table-row>
            <table:table-cell office:value-type="string">
              <text:p>technology</text:p>
            </table:table-cell>
            <table:table-cell office:value-type="float" office:value="63035"/>
          </table:table-row>
          <table:table-row>
            <table:table-cell office:value-type="string">
              <text:p>food</text:p>
            </table:table-cell>
            <table:table-cell office:value-type="float" office:value="61598"/>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DL000">
      <style:chart-properties chart:auto-position="true">
        <chart:label-separator>
          <text:p text:style-name="a2" text:class-names="" text:cond-style-name="">
</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472c4"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1">
      <style:chart-properties chart:auto-position="true">
        <chart:label-separator>
          <text:p text:style-name="a4" text:class-names="" text:cond-style-name="">
</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472c4"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2">
      <style:chart-properties chart:auto-position="true">
        <chart:label-separator>
          <text:p text:style-name="a6" text:class-names="" text:cond-style-name="">
</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472c4"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595959" style:text-line-through-type="none" style:text-line-through-style="none" style:text-line-through-width="auto" style:text-line-through-color="font-color" style:text-position="0% 100%" fo:font-family="Calibri" fo:font-size="0.22222in" style:font-size-asian="0.22222in" style:font-size-complex="0.22222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3">
      <style:chart-properties chart:auto-position="true">
        <chart:label-separator>
          <text:p text:style-name="a8" text:class-names="" text:cond-style-name="">
</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472c4"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4">
      <style:chart-properties chart:auto-position="true">
        <chart:label-separator>
          <text:p text:style-name="a10" text:class-names="" text:cond-style-name="">
</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472c4"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percentage" chart:data-label-text="true" chart:data-label-symbol="false" chart:label-position="outside">
        <chart:label-separator>
          <text:p text:style-name="a1" text:class-names="" text:cond-style-name="">
</text:p>
        </chart:label-separator>
      </style:chart-properties>
      <style:graphic-properties draw:fill="solid" draw:fill-color="#4472c4"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472c4"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472c4"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data-style-name="N0">
      <style:chart-properties chart:link-data-style-to-source="true" chart:data-label-number="percentage" chart:data-label-text="true" chart:data-label-symbol="false" chart:label-position="outside">
        <chart:label-separator>
          <text:p text:style-name="a3" text:class-names="" text:cond-style-name="">
</text:p>
        </chart:label-separator>
      </style:chart-properties>
      <style:graphic-properties draw:fill="solid" draw:fill-color="#4472c4"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472c4"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1" style:data-style-name="N0">
      <style:chart-properties chart:link-data-style-to-source="true" chart:data-label-number="percentage" chart:data-label-text="true" chart:data-label-symbol="false" chart:label-position="outside">
        <chart:label-separator>
          <text:p text:style-name="a5" text:class-names="" text:cond-style-name="">
</text:p>
        </chart:label-separator>
      </style:chart-properties>
      <style:graphic-properties draw:fill="solid" draw:fill-color="#ed7d31"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ed7d31"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2" style:data-style-name="N0">
      <style:chart-properties chart:link-data-style-to-source="true" chart:data-label-number="percentage" chart:data-label-text="true" chart:data-label-symbol="false" chart:label-position="outside">
        <chart:label-separator>
          <text:p text:style-name="a7" text:class-names="" text:cond-style-name="">
</text:p>
        </chart:label-separator>
      </style:chart-properties>
      <style:graphic-properties draw:fill="solid" draw:fill-color="#a5a5a5"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a5a5a5"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3" style:data-style-name="N0">
      <style:chart-properties chart:link-data-style-to-source="true" chart:data-label-number="percentage" chart:data-label-text="true" chart:data-label-symbol="false" chart:label-position="outside">
        <chart:label-separator>
          <text:p text:style-name="a9" text:class-names="" text:cond-style-name="">
</text:p>
        </chart:label-separator>
      </style:chart-properties>
      <style:graphic-properties draw:fill="solid" draw:fill-color="#ffc000"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c000"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4" style:data-style-name="N0">
      <style:chart-properties chart:link-data-style-to-source="true" chart:data-label-number="percentage" chart:data-label-text="true" chart:data-label-symbol="false" chart:label-position="outside">
        <chart:label-separator>
          <text:p text:style-name="a11" text:class-names="" text:cond-style-name="">
</text:p>
        </chart:label-separator>
      </style:chart-properties>
      <style:graphic-properties draw:fill="solid" draw:fill-color="#5b9bd5"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b9bd5"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595959" style:text-line-through-type="none" style:text-line-through-style="none" style:text-line-through-width="auto" style:text-line-through-color="font-color" style:text-position="0% 100%" fo:font-family="Calibri"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6.0pt" svg:width="360.0pt" chart:style-name="Crt0">
        <chart:title chart:style-name="CT00">
          <text:p text:style-name="a0" text:class-names="" text:cond-style-name="">Popularity percentage share from top 5 categories</text:p>
        </chart:title>
        <chart:legend chart:legend-position="end"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Animals</text:p>
            </table:table-cell>
            <table:table-cell office:value-type="float" office:value="68624"/>
          </table:table-row>
          <table:table-row>
            <table:table-cell office:value-type="string">
              <text:p>science</text:p>
            </table:table-cell>
            <table:table-cell office:value-type="float" office:value="65405"/>
          </table:table-row>
          <table:table-row>
            <table:table-cell office:value-type="string">
              <text:p>healthy eating</text:p>
            </table:table-cell>
            <table:table-cell office:value-type="float" office:value="63138"/>
          </table:table-row>
          <table:table-row>
            <table:table-cell office:value-type="string">
              <text:p>technology</text:p>
            </table:table-cell>
            <table:table-cell office:value-type="float" office:value="63035"/>
          </table:table-row>
          <table:table-row>
            <table:table-cell office:value-type="string">
              <text:p>food</text:p>
            </table:table-cell>
            <table:table-cell office:value-type="float" office:value="61598"/>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